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212cm" table:align="left"/>
    </style:style>
    <style:style style:name="Table1.A" style:family="table-column">
      <style:table-column-properties style:column-width="5.21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2cm"/>
    </style:style>
    <style:style style:name="Table2" style:family="table">
      <style:table-properties style:width="12.488cm" table:align="left"/>
    </style:style>
    <style:style style:name="Table2.A" style:family="table-column">
      <style:table-column-properties style:column-width="12.488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05cm" table:align="left"/>
    </style:style>
    <style:style style:name="Table3.A" style:family="table-column">
      <style:table-column-properties style:column-width="15.505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6d6c" officeooo:paragraph-rsid="00046d6c"/>
    </style:style>
    <style:style style:name="P2" style:family="paragraph" style:parent-style-name="Standard">
      <style:text-properties officeooo:rsid="002ea08c" officeooo:paragraph-rsid="0034534c"/>
    </style:style>
    <style:style style:name="P3" style:family="paragraph" style:parent-style-name="Standard">
      <style:text-properties officeooo:rsid="002ea08c" officeooo:paragraph-rsid="00390e69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6317b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75e74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1c0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d23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714f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d128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cb97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9649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cec7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b1d13"/>
    </style:style>
    <style:style style:name="P15" style:family="paragraph" style:parent-style-name="Table_20_Contents">
      <style:text-properties officeooo:rsid="00046d6c" officeooo:paragraph-rsid="00046d6c"/>
    </style:style>
    <style:style style:name="P16" style:family="paragraph" style:parent-style-name="Table_20_Contents">
      <style:paragraph-properties fo:text-align="center" style:justify-single-word="false"/>
      <style:text-properties officeooo:rsid="0016e01b" officeooo:paragraph-rsid="0016e01b"/>
    </style:style>
    <style:style style:name="P17" style:family="paragraph" style:parent-style-name="Table_20_Contents">
      <style:text-properties officeooo:rsid="001acb97" officeooo:paragraph-rsid="001acb97"/>
    </style:style>
    <style:style style:name="P18" style:family="paragraph" style:parent-style-name="Table_20_Contents">
      <style:text-properties officeooo:paragraph-rsid="0020f628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officeooo:rsid="000ed128" style:font-size-asian="10pt" style:font-weight-asian="bold"/>
    </style:style>
    <style:style style:name="T3" style:family="text">
      <style:text-properties fo:color="#7f0055" style:font-name="Consolas" fo:font-size="10pt" fo:font-weight="bold" officeooo:rsid="00101505" style:font-size-asian="10pt" style:font-weight-asian="bold"/>
    </style:style>
    <style:style style:name="T4" style:family="text">
      <style:text-properties fo:color="#7f0055" style:font-name="Consolas" fo:font-size="10pt" fo:font-weight="bold" officeooo:rsid="0010df12" style:font-size-asian="10pt" style:font-weight-asian="bold"/>
    </style:style>
    <style:style style:name="T5" style:family="text">
      <style:text-properties fo:color="#7f0055" style:font-name="Consolas" fo:font-size="10pt" fo:font-weight="bold" officeooo:rsid="0012157a" style:font-size-asian="10pt" style:font-weight-asian="bold"/>
    </style:style>
    <style:style style:name="T6" style:family="text">
      <style:text-properties fo:color="#7f0055" style:font-name="Consolas" fo:font-size="10pt" fo:font-weight="bold" officeooo:rsid="001304f9" style:font-size-asian="10pt" style:font-weight-asian="bold"/>
    </style:style>
    <style:style style:name="T7" style:family="text">
      <style:text-properties fo:color="#7f0055" style:font-name="Consolas" fo:font-size="10pt" fo:font-weight="bold" officeooo:rsid="0014bbb0" style:font-size-asian="10pt" style:font-weight-asian="bold"/>
    </style:style>
    <style:style style:name="T8" style:family="text">
      <style:text-properties fo:color="#7f0055" style:font-name="Consolas" fo:font-size="10pt" fo:font-weight="bold" officeooo:rsid="001acb97" style:font-size-asian="10pt" style:font-weight-asian="bold"/>
    </style:style>
    <style:style style:name="T9" style:family="text">
      <style:text-properties fo:color="#000000" style:font-name="Consolas" fo:font-size="10pt" style:font-size-asian="10pt"/>
    </style:style>
    <style:style style:name="T10" style:family="text">
      <style:text-properties fo:color="#000000" style:font-name="Consolas" fo:font-size="10pt" officeooo:rsid="00149bd8" style:font-size-asian="10pt"/>
    </style:style>
    <style:style style:name="T11" style:family="text">
      <style:text-properties fo:color="#000000" style:font-name="Consolas" fo:font-size="10pt" officeooo:rsid="002acec7" style:font-size-asian="10pt"/>
    </style:style>
    <style:style style:name="T12" style:family="text">
      <style:text-properties fo:color="#000000" style:font-name="Consolas" fo:font-size="10pt" officeooo:rsid="002b1d13" style:font-size-asian="10pt"/>
    </style:style>
    <style:style style:name="T13" style:family="text">
      <style:text-properties fo:color="#000000" style:font-name="Consolas" fo:font-size="10pt" officeooo:rsid="002b2358" style:font-size-asian="10pt"/>
    </style:style>
    <style:style style:name="T14" style:family="text">
      <style:text-properties fo:color="#000000" style:font-name="Consolas" fo:font-size="10pt" officeooo:rsid="002bf6ce" style:font-size-asian="10pt"/>
    </style:style>
    <style:style style:name="T15" style:family="text">
      <style:text-properties fo:color="#000000" style:font-name="Consolas" fo:font-size="10pt" fo:font-style="italic" style:font-size-asian="10pt" style:font-style-asian="italic"/>
    </style:style>
    <style:style style:name="T16" style:family="text">
      <style:text-properties fo:color="#000000" style:font-name="Consolas" fo:font-size="10pt" fo:font-weight="bold" officeooo:rsid="000ed128" style:font-size-asian="10pt" style:font-weight-asian="bold"/>
    </style:style>
    <style:style style:name="T17" style:family="text">
      <style:text-properties fo:color="#000000" style:font-name="Consolas" fo:font-size="10pt" fo:background-color="#e8f2fe" loext:char-shading-value="0" style:font-size-asian="10pt"/>
    </style:style>
    <style:style style:name="T18" style:family="text">
      <style:text-properties fo:color="#000000" style:font-name="Consolas" fo:font-size="10pt" officeooo:rsid="0015e381" fo:background-color="#e8f2fe" loext:char-shading-value="0" style:font-size-asian="10pt"/>
    </style:style>
    <style:style style:name="T19" style:family="text">
      <style:text-properties fo:color="#000000" style:font-name="Consolas" fo:font-size="10pt" officeooo:rsid="00182967" fo:background-color="#e8f2fe" loext:char-shading-value="0" style:font-size-asian="10pt"/>
    </style:style>
    <style:style style:name="T20" style:family="text">
      <style:text-properties fo:color="#000000" style:font-name="Consolas" fo:font-size="10pt" officeooo:rsid="001d12ca" fo:background-color="#e8f2fe" loext:char-shading-value="0" style:font-size-asian="10pt"/>
    </style:style>
    <style:style style:name="T21" style:family="text">
      <style:text-properties fo:color="#000000" style:font-name="Consolas" fo:font-size="10pt" style:text-underline-style="solid" style:text-underline-width="auto" style:text-underline-color="font-color" fo:background-color="#d4d4d4" loext:char-shading-value="0" style:font-size-asian="10pt"/>
    </style:style>
    <style:style style:name="T22" style:family="text">
      <style:text-properties fo:color="#000000" style:font-name="Consolas" fo:font-size="10pt" style:text-underline-style="solid" style:text-underline-width="auto" style:text-underline-color="font-color" officeooo:rsid="001cb14c" fo:background-color="#d4d4d4" loext:char-shading-value="0" style:font-size-asian="10pt"/>
    </style:style>
    <style:style style:name="T23" style:family="text">
      <style:text-properties fo:color="#0000c0" style:font-name="Consolas" fo:font-size="10pt" fo:font-style="italic" style:font-size-asian="10pt" style:font-style-asian="italic"/>
    </style:style>
    <style:style style:name="T24" style:family="text">
      <style:text-properties fo:color="#0000c0" style:font-name="Consolas" fo:font-size="10pt" style:font-size-asian="10pt"/>
    </style:style>
    <style:style style:name="T25" style:family="text">
      <style:text-properties fo:color="#0000c0" style:font-name="Consolas" fo:font-size="10pt" officeooo:rsid="001acb97" style:font-size-asian="10pt"/>
    </style:style>
    <style:style style:name="T26" style:family="text">
      <style:text-properties officeooo:rsid="0020f62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22d82" style:font-weight-asian="bold" style:font-weight-complex="bold"/>
    </style:style>
    <style:style style:name="T29" style:family="text">
      <style:text-properties fo:font-weight="bold" officeooo:rsid="00339b23" style:font-weight-asian="bold" style:font-weight-complex="bold"/>
    </style:style>
    <style:style style:name="T30" style:family="text">
      <style:text-properties fo:font-weight="bold" officeooo:rsid="0035b8fc" style:font-weight-asian="bold" style:font-weight-complex="bold"/>
    </style:style>
    <style:style style:name="T31" style:family="text">
      <style:text-properties fo:font-weight="bold" officeooo:rsid="0037b0d9" style:font-weight-asian="bold" style:font-weight-complex="bold"/>
    </style:style>
    <style:style style:name="T32" style:family="text">
      <style:text-properties fo:font-weight="bold" officeooo:rsid="00390e69" style:font-weight-asian="bold" style:font-weight-complex="bold"/>
    </style:style>
    <style:style style:name="T33" style:family="text">
      <style:text-properties fo:font-weight="bold" officeooo:rsid="003a3d96" style:font-weight-asian="bold" style:font-weight-complex="bold"/>
    </style:style>
    <style:style style:name="T34" style:family="text">
      <style:text-properties officeooo:rsid="00322d82"/>
    </style:style>
    <style:style style:name="T35" style:family="text">
      <style:text-properties officeooo:rsid="00339b23"/>
    </style:style>
    <style:style style:name="T36" style:family="text">
      <style:text-properties officeooo:rsid="0034534c"/>
    </style:style>
    <style:style style:name="T37" style:family="text">
      <style:text-properties officeooo:rsid="0035b8fc"/>
    </style:style>
    <style:style style:name="T38" style:family="text">
      <style:text-properties fo:font-weight="normal" officeooo:rsid="003a3d9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6">Employee</text:p>
          </table:table-cell>
        </table:table-row>
        <table:table-row>
          <table:table-cell table:style-name="Table1.A2" office:value-type="string">
            <text:p text:style-name="P1"><text:span text:style-name="T7">+</text:span><text:span text:style-name="T9"> </text:span><text:span text:style-name="T23">slNO</text:span><text:span text:style-name="T15">:Integer</text:span></text:p>
            <text:p text:style-name="P5"><text:span text:style-name="T10">+ </text:span><text:span text:style-name="T24">sEmpName</text:span><text:span text:style-name="T9">: String</text:span></text:p>
            <text:p text:style-name="P6"><text:span text:style-name="T5">+</text:span><text:span text:style-name="T9"> </text:span><text:span text:style-name="T24">fSalary:</text:span><text:span text:style-name="T1">float</text:span></text:p>
            <text:p text:style-name="P7"><text:span text:style-name="T6">+</text:span><text:span text:style-name="T9"> </text:span><text:span text:style-name="T24">sEmpUSN:</text:span><text:span text:style-name="T9">String</text:span></text:p>
            <text:p text:style-name="P8"><text:span text:style-name="T4">+</text:span><text:span text:style-name="T9"> String </text:span><text:span text:style-name="T24">sGender:</text:span><text:span text:style-name="T9">String</text:span></text:p>
            <text:p text:style-name="P8"><text:span text:style-name="T3">+</text:span><text:span text:style-name="T9"> String </text:span><text:span text:style-name="T24">sDOB:</text:span><text:span text:style-name="T9">String</text:span></text:p>
            <text:p text:style-name="P9"><text:span text:style-name="T2">+</text:span><text:span text:style-name="T9"> String </text:span><text:span text:style-name="T24">sDOj:</text:span><text:span text:style-name="T9">String</text:span></text:p>
            <text:p text:style-name="P10"><text:span text:style-name="T2">+</text:span><text:span text:style-name="T9"> String </text:span><text:span text:style-name="T24">sPost:</text:span><text:span text:style-name="T9">String</text:span></text:p>
            <text:p text:style-name="P10"><text:span text:style-name="T16">+ </text:span><text:span text:style-name="T1">int</text:span><text:span text:style-name="T9"> </text:span><text:span text:style-name="T24">iTotalEmp:</text:span><text:span text:style-name="T9">String</text:span></text:p>
            <text:p text:style-name="P15"/>
          </table:table-cell>
        </table:table-row>
        <table:table-row table:style-name="Table1.3">
          <table:table-cell table:style-name="Table1.A2" office:value-type="string">
            <text:p text:style-name="P4"><text:span text:style-name="T19">+ </text:span><text:span text:style-name="T17">DetailEmployee():</text:span><text:span text:style-name="T18">void</text:span></text:p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7">Department</text:p>
          </table:table-cell>
        </table:table-row>
        <table:table-row>
          <table:table-cell table:style-name="Table2.A2" office:value-type="string">
            <text:p text:style-name="P11"><text:span text:style-name="T8">+ </text:span><text:span text:style-name="T24">sDeptName: </text:span><text:span text:style-name="T9">String</text:span></text:p>
            <text:p text:style-name="P11"><text:span text:style-name="T25">+</text:span><text:span text:style-name="T9"> </text:span><text:span text:style-name="T24">sDeptCode</text:span><text:span text:style-name="T9">: String</text:span></text:p>
            <text:p text:style-name="Table_20_Contents"/>
          </table:table-cell>
        </table:table-row>
        <table:table-row>
          <table:table-cell table:style-name="Table2.A2" office:value-type="string">
            <text:p text:style-name="P4"><text:span text:style-name="T21">DisplayDepartment</text:span><text:span text:style-name="T22">():void</text:span></text:p>
            <text:p text:style-name="P12"><text:span text:style-name="T17">createDepartment(sDeptName:String ,sDeptCode:String ):</text:span><text:span text:style-name="T20">void</text:span></text:p>
            <text:p text:style-name="P4"><text:span text:style-name="T22"/>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<text:span text:style-name="T26">&lt;&lt;</text:span><text:span text:style-name="T17"> oraganisation</text:span><text:span text:style-name="T26">&gt;&gt;</text:span></text:p>
            <text:p text:style-name="Table_20_Contents"/>
          </table:table-cell>
        </table:table-row>
        <table:table-row>
          <table:table-cell table:style-name="Table3.A2" office:value-type="string">
            <text:p text:style-name="P13"><text:span text:style-name="T14"><text:s/></text:span><text:span text:style-name="T9">createEmployee(sEmpName:String,fSalary :</text:span><text:span text:style-name="T1">float</text:span><text:span text:style-name="T9">,sEmpUSN: String,sGender:String, <text:s/>sDOB:String,sDOj:String, sPost:String, deptName:String ,deptCode:</text:span><text:span text:style-name="T11"> String</text:span><text:span text:style-name="T9"> );</text:span></text:p>
            <text:p text:style-name="P14"><text:span text:style-name="T13">+</text:span><text:span text:style-name="T9"> createDepartment(sDeptName:String,sDeptCode: String</text:span><text:span text:style-name="T12">):void</text:span></text:p>
            <text:p text:style-name="Table_20_Contents"/>
          </table:table-cell>
        </table:table-row>
      </table:table>
      <text:p text:style-name="Standard"/>
      <text:p text:style-name="Standard"/>
      <text:p text:style-name="P3"><text:span text:style-name="T27">Oraganisation</text:span> is an inteface which implaments by <text:span text:style-name="T27">Department</text:span> class,</text:p>
      <text:p text:style-name="P3"><text:s/><text:span text:style-name="T27">Oraganisation </text:span><text:span text:style-name="T32">&amp; </text:span><text:span text:style-name="T28">Department </text:span><text:span text:style-name="T38">there exit </text:span><text:span text:style-name="T33">uses </text:span><text:span text:style-name="T38">relation</text:span><text:span text:style-name="T33">,</text:span>and body with respect t<text:span text:style-name="T34">o function of interface is in </text:span><text:span text:style-name="T28">Department</text:span><text:span text:style-name="T34"> class.</text:span></text:p>
      <text:p text:style-name="P2"><text:span text:style-name="T29">Employee</text:span><text:span text:style-name="T35"> extends <text:s/></text:span><text:span text:style-name="T28">Department</text:span><text:span text:style-name="T34"> class, Realation between </text:span><text:span text:style-name="T29">Employee</text:span><text:span text:style-name="T34"> &amp; </text:span><text:span text:style-name="T28">Department</text:span><text:span text:style-name="T34"> class</text:span></text:p>
      <text:p text:style-name="P3"><text:span text:style-name="T37">exist </text:span><text:span text:style-name="T30">has </text:span><text:span text:style-name="T31">relation.</text:span></text:p>
      <text:p text:style-name="P3"><text:span text:style-name="T37"><text:s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25S</meta:editing-duration>
    <meta:editing-cycles>55</meta:editing-cycles>
    <meta:generator>LibreOffice/4.3.2.2$Windows_x86 LibreOffice_project/edfb5295ba211bd31ad47d0bad0118690f76407d</meta:generator>
    <dc:date>2016-10-03T17:04:03.171000000</dc:date>
    <meta:document-statistic meta:table-count="3" meta:image-count="0" meta:object-count="0" meta:page-count="1" meta:paragraph-count="24" meta:word-count="92" meta:character-count="853" meta:non-whitespace-character-count="778"/>
    <meta:user-defined meta:name="Info 1"/>
    <meta:user-defined meta:name="Info 2"/>
    <meta:user-defined meta:name="Info 3"/>
    <meta:user-defined meta:name="Info 4"/>
  </office:meta>
</office:document-meta>
</file>